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6.15pt"/>
    </style:style>
    <style:style style:name="co2" style:family="table-column">
      <style:table-column-properties fo:break-before="auto" style:column-width="69.39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</style:style>
    <style:style style:name="T1" style:family="text">
      <style:text-properties style:font-name="Verdana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Verdana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Cambria" fo:font-size="12pt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italic" style:font-style-asian="italic" style:font-style-complex="italic"/>
    </style:style>
    <style:style style:name="T6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normal" style:font-style-asian="normal" style:font-style-complex="normal"/>
    </style:style>
    <style:style style:name="T7" style:family="text">
      <style:text-properties style:font-name="Cambria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Cambria"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ration 2 correction gr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Networking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ort for multiple machines demoed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players <text:s/>supported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# of players (including Ais if any)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um # of human player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GUI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players displayed on each client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s displayed correctly for all player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 and STUNNED displayed separately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displays correctly updated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hoe handled correctly in GUI (regardless of whether or not it works correctly)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<text:span text:style-name="T7">Green</text:span><text:span text:style-name="T8"> tournament 4 players</text:span></text:p>
          </table:table-cell>
          <table:table-cell/>
          <table:table-cell table:style-name="ce5" office:value-type="string" calcext:value-type="string">
            <text:p><text:span text:style-name="T7">Yellow</text:span><text:span text:style-name="T8"> tournament 4 players</text:span></text:p>
          </table:table-cell>
          <table:table-cell/>
          <table:table-cell table:style-name="ce5" office:value-type="string" calcext:value-type="string">
            <text:p><text:span text:style-name="T7">Red</text:span><text:span text:style-name="T8"> tournament 4 players</text:span></text:p>
          </table:table-cell>
          <table:table-cell/>
          <table:table-cell table:style-name="ce5" office:value-type="string" calcext:value-type="string">
            <text:p><text:span text:style-name="T7">Blue</text:span><text:span text:style-name="T8"> tournament 4 players</text:span></text:p>
          </table:table-cell>
          <table:table-cell/>
          <table:table-cell table:style-name="ce5" office:value-type="string" calcext:value-type="string">
            <text:p><text:span text:style-name="T7">Purple</text:span><text:span text:style-name="T8"> tournament 4 players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ame logic (bullets refer to reqs)</text:p>
          </table:table-cell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a (1 starts, everybody else withdraw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 (1 other plays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i (1 other plays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 (some oth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i (some oth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 (all play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i (all play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 <text:s/>(a player uses a single supporte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 <text:s/>(a player uses a single maiden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i <text:s/>(players use several maidens and supporters in one roun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f: use of supportersand maidens over several rou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     bullet  g: trying to play card(s) that are <text:span text:style-name="T1">not</text:span><text:span text:style-name="T2"> enough to become the leader of the tournament</text:span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h: a player can play only one maiden per tourna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i: winning and gett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j: winning a purple tournament choosing a token</text:p>
          </table:table-cell>
          <table:table-cell table:number-columns-repeated="8" office:value-type="string" calcext:value-type="string">
            <text:p>n/a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k: losing with a maiden and los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you enforce NOT choosing a token already received when winning a purple tournament</text:p>
          </table:table-cell>
          <table:table-cell office:value-type="string" calcext:value-type="string">
            <text:p>y/n </text:p>
          </table:table-cell>
          <table:table-cell office:value-type="string" calcext:value-type="string">
            <text:p>test -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you enforce that regardless of any card, a display cannot lose its last card</text:p>
          </table:table-cell>
          <table:table-cell office:value-type="string" calcext:value-type="string">
            <text:p>y/n </text:p>
          </table:table-cell>
          <table:table-cell office:value-type="string" calcext:value-type="string">
            <text:p>test -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vanhoe card supported</text:p>
          </table:table-cell>
          <table:table-cell office:value-type="string" calcext:value-type="string">
            <text:p>y/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you support logs</text:p>
          </table:table-cell>
          <table:table-cell office:value-type="string" calcext:value-type="string">
            <text:p>y/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you use logs for testing</text:p>
          </table:table-cell>
          <table:table-cell office:value-type="string" calcext:value-type="string">
            <text:p>y/n 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ct for unshielded player</text:p>
          </table:table-cell>
          <table:table-cell/>
          <table:table-cell office:value-type="string" calcext:value-type="string">
            <text:p>correct for shielded player</text:p>
          </table:table-cell>
          <table:table-cell/>
          <table:table-cell office:value-type="string" calcext:value-type="string">
            <text:p>can be undone using Ivanhoe car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gra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ost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manoeuver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-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lan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hors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 dow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wi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cial scenarios (notice no c.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.<text:span text:style-name="T3">     </text:span><text:span text:style-name="T4">the player who should start </text:span><text:span text:style-name="T5">cannot</text:span><text:span text:style-name="T6"> start a tournament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.<text:span text:style-name="T3">     </text:span><text:span text:style-name="T4">last tournament was purple, cannot be purple ag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.<text:span text:style-name="T3">     </text:span><text:span text:style-name="T4">trying to play invalid cards (wrong color)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.<text:span text:style-name="T3">     </text:span><text:span text:style-name="T4">coming to end of deck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.<text:span text:style-name="T3">      </text:span><text:span text:style-name="T4">using CHARGE in a green tournament with every player with only green 1s: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.<text:span text:style-name="T3">     </text:span><text:span text:style-name="T4">other example of overriding rule: at least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.<text:span text:style-name="T3">     </text:span><text:span text:style-name="T4">winning the game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.<text:span text:style-name="T3">       </text:span><text:span text:style-name="T4">the deck uses 110 cards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I strategies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Junit test(s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rategy 1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rategy 2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re strategi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 of strategy pattern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 single player can play against Ai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lls and whistl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sizable card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isabling cards that cannot be played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&lt;add more rows here to list ALL nifty features of your GUI and their tests&gt;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&lt;add more rows here to list ALL featuresand tests pertaining to robust networking&gt;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&lt;add more rows here to list ALL featuresand tests pertaining to robust playing&gt;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&lt;add more rows here to list ALL other features and tests you want to highlight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non-networked game (ie players playing specific card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<text:span text:style-name="T1">networked</text:span><text:span text:style-name="T2"> game (ie players playing specific cards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 one round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 several rounds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office:value-type="string" calcext:value-type="string">
            <text:p>ALL claimed bonuses must be described in your documentation </text:p>
          </table:table-cell>
          <table:table-cell table:number-columns-repeated="1022"/>
        </table:table-row>
        <table:table-row table:style-name="ro3">
          <table:table-cell table:style-name="ce1"/>
          <table:table-cell office:value-type="string" calcext:value-type="string">
            <text:p>You must spell out what s/w is needed and how to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must provide a list of relevant tests AND proof these test succe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of can take the form of a snapshot of a window in which tests are shown to have run 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could include a video of the tests being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ed?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ot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umber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approach to testing networked gam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-time Ivanho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d you provide a video of your gam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corriveau</meta:initial-creator>
    <meta:creation-date>2016-03-23T18:12:45</meta:creation-date>
    <dc:date>2016-04-04T16:15:14.747000000</dc:date>
    <meta:generator>LibreOffice/5.1.0.3$Windows_x86 LibreOffice_project/5e3e00a007d9b3b6efb6797a8b8e57b51ab1f737</meta:generator>
    <meta:editing-duration>PT9M28S</meta:editing-duration>
    <meta:editing-cycles>1</meta:editing-cycles>
    <meta:document-statistic meta:table-count="1" meta:cell-count="334" meta:object-count="0"/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